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01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71cm solid #000000"/>
    </style:style>
    <style:style style:name="ce2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4" style:family="table-cell" style:parent-style-name="Default">
      <style:table-cell-properties fo:border="0.088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88cm solid #000000" fo:border-left="0.088cm solid #000000" fo:border-right="0.088cm solid #000000" fo:border-top="none"/>
      <style:text-properties style:use-window-font-color="true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8" style:family="table-cell" style:parent-style-name="Default">
      <style:table-cell-properties fo:border-bottom="0.088cm solid #000000" fo:border-left="0.088cm solid #000000" fo:border-right="0.088cm solid #000000" fo:border-top="none"/>
      <style:text-properties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9" style:family="table-cell" style:parent-style-name="Default">
      <style:table-cell-properties fo:border="0.088cm solid #000000"/>
      <style:text-properties fo:language="en" fo:country="US" style:font-name-asian="Arial" style:language-asian="en" style:country-asian="US" style:font-name-complex="Arial" style:font-size-complex="5.69999980926514pt" style:language-complex="en" style:country-complex="US"/>
    </style:style>
    <style:style style:name="ce10" style:family="table-cell" style:parent-style-name="Default" style:data-style-name="N0"/>
    <style:style style:name="T1" style:family="text">
      <style:text-properties style:font-name="Arial" fo:font-size="10pt" style:font-name-asian="Arial" style:font-size-asian="10pt" style:font-name-complex="Arial" style:font-size-complex="5.69999980926514pt"/>
    </style:style>
    <style:style style:name="T2" style:family="text">
      <style:text-properties style:font-name-asian="Arial" style:font-name-complex="Arial" style:font-size-complex="5.69999980926514pt"/>
    </style:style>
  </office:automatic-styles>
  <office:body>
    <office:spreadsheet>
      <table:table table:name="Ticket #114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table:style-name="ce1" office:value-type="string" table:number-columns-spanned="5" table:number-rows-spanned="1">
            <text:p>Assets</text:p>
          </table:table-cell>
          <table:covered-table-cell table:number-columns-repeated="4" table:style-name="ce10"/>
        </table:table-row>
        <table:table-row table:style-name="ro2">
          <table:table-cell table:style-name="ce2" office:value-type="string">
            <text:p>FILE</text:p>
          </table:table-cell>
          <table:table-cell table:style-name="ce2" office:value-type="string">
            <text:p>all languages</text:p>
          </table:table-cell>
          <table:table-cell table:style-name="ce6" office:value-type="string">
            <text:p><text:span text:style-name="T1">briefcase/briefcase-contentment</text:span></text:p>
            <text:p><text:span text:style-name="T1">plays/understand-your-unstructured-data.html</text:span></text:p>
          </table:table-cell>
          <table:table-cell table:style-name="ce8" office:value-type="string" table:number-columns-spanned="5" table:number-rows-spanned="1">
            <text:p><text:span text:style-name="T2">assets/public/Avamar-technical-presentation-(from-SE-TC-trng-Q42013).pptx</text:span></text:p>
            <text:p><text:span text:style-name="T2">assets/public/Avamar-for-NAS-Customer-Facing-Presentation-(Final_6-3-13).pptx</text:span></text:p>
            <text:p><text:span text:style-name="T2">assets/public/H12520-svo-pdf-EMC-Unstructured-Data-Classification.pdf</text:span></text:p>
            <text:p><text:span text:style-name="T2">assets/public/Unstructured-Data-Interactive-Preso_v15.pptx</text:span></text:p>
            <text:p><text:span text:style-name="T2">assets/public/EMC-File-Playbook-Consolidate-Your-Data-Play-Sales-Presentation-Resources.pdf</text:span></text:p>
          </table:table-cell>
          <table:covered-table-cell table:number-columns-repeated="4" table:style-name="ce2"/>
        </table:table-row>
        <table:table-row table:style-name="ro3">
          <table:table-cell table:style-name="ce3"/>
          <table:table-cell table:style-name="ce4" office:value-type="string">
            <text:p>ru_RU</text:p>
          </table:table-cell>
          <table:table-cell table:style-name="ce7"/>
          <table:table-cell table:style-name="ce8" office:value-type="string" table:number-columns-spanned="5" table:number-rows-spanned="1">
            <text:p><text:span text:style-name="T2">assets/public/Avamar-technical-presentation-(from-SE-TC-trng-Q42013).pptx</text:span></text:p>
            <text:p><text:span text:style-name="T2">assets/public/Avamar-for-NAS-Customer-Facing-Presentation-(Final_6-3-13).pptx</text:span></text:p>
            <text:p><text:span text:style-name="T2">assets/public/H12520-svo-pdf-EMC-Unstructured-Data-Classification.pdf</text:span></text:p>
            <text:p><text:span text:style-name="T2">assets/public/Unstructured-Data-Interactive-Preso_v15.pptx</text:span></text:p>
            <text:p><text:span text:style-name="T2">assets/public/EMC-File-Playbook-Consolidate-Your-Data-Play-Sales-Presentation-Resources.pdf</text:span></text:p>
            <text:p><text:span text:style-name="T2">assets/public/Syncplicity-Sizing-and-Deployment-Guide.pdf</text:span></text:p>
          </table:table-cell>
          <table:covered-table-cell table:number-columns-repeated="4"/>
        </table:table-row>
        <table:table-row table:style-name="ro4">
          <table:table-cell table:style-name="ce4"/>
          <table:table-cell table:style-name="ce4" office:value-type="string">
            <text:p>ja_JP</text:p>
          </table:table-cell>
          <table:table-cell table:style-name="ce4"/>
          <table:table-cell table:style-name="ce9" office:value-type="string" table:number-columns-spanned="5" table:number-rows-spanned="1">
            <text:p><text:span text:style-name="T2">assets/public/Avamar-technical-presentation-(from-SE-TC-trng-Q42013).pptx</text:span></text:p>
            <text:p><text:span text:style-name="T2">assets/public/Avamar-for-NAS-Customer-Facing-Presentation-(Final_6-3-13).pptx</text:span></text:p>
            <text:p><text:span text:style-name="T2">assets/public/H12520-svo-pdf-EMC-Unstructured-Data-Classification.pdf</text:span></text:p>
            <text:p><text:span text:style-name="T2">assets/public/Unstructured-Data-Interactive-Preso_v15.pptx</text:span></text:p>
            <text:p><text:span text:style-name="T2">assets/public/EMC-File-Playbook-Consolidate-Your-Data-Play-Sales-Presentation-Resources.pdf</text:span></text:p>
            <text:p><text:span text:style-name="T2">assets/public/Syncplicity-Sizing-and-Deployment-Guide.pdf</text:span></text:p>
            <text:p><text:span text:style-name="T2">assets/Syncplicity-Technical-WhitePaper-(Q4-2013).pdf</text:span></text:p>
          </table:table-cell>
          <table:covered-table-cell table:number-columns-repeated="4" table:style-name="ce4"/>
        </table:table-row>
        <table:table-row table:style-name="ro4">
          <table:table-cell table:style-name="ce5" table:number-columns-repeated="3"/>
          <table:table-cell table:number-columns-spanned="5" table:number-rows-spanned="1"/>
          <table:covered-table-cell table:number-columns-repeated="4"/>
        </table:table-row>
        <table:table-row table:style-name="ro4">
          <table:table-cell table:style-name="ce5" table:number-columns-repeated="3"/>
          <table:table-cell table:number-columns-spanned="5" table:number-rows-spanned="1"/>
          <table:covered-table-cell table:number-columns-repeated="4"/>
        </table:table-row>
        <table:table-row table:style-name="ro4">
          <table:table-cell table:number-columns-repeated="3"/>
          <table:table-cell table:number-columns-spanned="5" table:number-rows-spanned="1"/>
          <table:covered-table-cell table:number-columns-repeated="4" table:style-name="ce5"/>
        </table:table-row>
        <table:table-row table:style-name="ro4"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4"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4">
          <table:table-cell table:number-columns-repeated="3"/>
          <table:table-cell table:number-columns-spanned="5" table:number-rows-spanned="1"/>
          <table:covered-table-cell table:number-columns-repeated="4"/>
        </table:table-row>
        <table:table-row table:style-name="ro4">
          <table:table-cell table:number-columns-repeated="3"/>
          <table:table-cell table:number-columns-spanned="5" table:number-rows-spanned="1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14/04/2014</text:date>, <text:time>12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31T11:27:44.01</meta:creation-date>
    <dc:date>2014-04-14T12:50:43.31</dc:date>
    <meta:editing-duration>PT57M57S</meta:editing-duration>
    <meta:editing-cycles>4</meta:editing-cycles>
    <meta:generator>OpenOffice.org/3.3$Win32 OpenOffice.org_project/330m20$Build-9567</meta:generator>
    <meta:document-statistic meta:table-count="1" meta:cell-count="12" meta:object-count="0"/>
  </office:meta>
</office:document-meta>
</file>